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1" style:family="table-row">
      <style:table-row-properties style:min-row-height="11.594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P1" style:family="paragraph" style:parent-style-name="Table_20_Contents">
      <style:text-properties fo:color="#663300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Table_20_Contents">
      <style:text-properties fo:color="#ff3333"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able_20_Contents">
      <style:text-properties fo:color="#ff3333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" style:family="paragraph" style:parent-style-name="Table_20_Contents">
      <style:text-properties fo:color="#ff3333" fo:font-weight="bold" style:font-weight-asian="bold" style:font-weight-complex="bold"/>
    </style:style>
    <style:style style:name="P6" style:family="paragraph" style:parent-style-name="Table_20_Contents"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Table_20_Contents">
      <style:text-properties style:text-underline-style="solid" style:text-underline-width="auto" style:text-underline-color="font-color"/>
    </style:style>
    <style:style style:name="P8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color="#ff3333"/>
    </style:style>
    <style:style style:name="T2" style:family="text">
      <style:text-properties fo:color="#ff3333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3"/></text:p>
      <text:p text:style-name="P1"><text:s text:c="38"/>AGENT D'EXPLOITATION SAEMES</text:p>
      <text:p text:style-name="P1"/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office:value-type="string">
            <text:p text:style-name="P1"/>
            <text:p text:style-name="P4">Objectif à atteindre:</text:p>
            <text:p text:style-name="P4"/>
            <text:p text:style-name="P2">Veiller à la sécurité du parking et rendre service aux clients.</text:p>
            <text:p text:style-name="P2"/>
            <text:p text:style-name="P3"/>
            <text:p text:style-name="P4">Solutions apportées:</text:p>
            <text:p text:style-name="P2">Rondes régulières/Renseignements et vente de d'abonnements et de tickets.</text:p>
            <text:p text:style-name="P2"/>
            <text:p text:style-name="P2"/>
            <text:p text:style-name="P2"/>
            <text:p text:style-name="P3"/>
            <text:p text:style-name="P4">Résultats atteints</text:p>
            <text:p text:style-name="P2">Satisfaction de SAEMES et des Clients </text:p>
          </table:table-cell>
          <table:table-cell table:style-name="Tableau1.B1" office:value-type="string">
            <text:p text:style-name="Table_20_Contents"/>
            <text:p text:style-name="P8"><text:span text:style-name="T1">Connaissances acquises:</text:span></text:p>
            <text:p text:style-name="P8"><text:span text:style-name="T1"/></text:p>
            <text:p text:style-name="Table_20_Contents">Utilisation du logiciel de gestion de parking</text:p>
            <text:p text:style-name="Table_20_Contents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>Savoir-faire:</text:span></text:p>
            <text:p text:style-name="Table_20_Contents">Accueillir/Renseigner</text:p>
            <text:p text:style-name="Table_20_Contents"/>
            <text:p text:style-name="P5"/>
            <text:p text:style-name="P5"/>
            <text:p text:style-name="P5"/>
            <text:p text:style-name="P6"/>
            <text:p text:style-name="P6">Qualités naturelles: </text:p>
            <text:p text:style-name="Table_20_Contents">Rigueur, autonomie, relationnel professionnel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5:21:04.53</meta:creation-date>
    <dc:date>2018-03-15T17:07:56.41</dc:date>
    <meta:editing-duration>PT57M19S</meta:editing-duration>
    <meta:editing-cycles>3</meta:editing-cycles>
    <meta:generator>OpenOffice/4.1.4$Win32 OpenOffice.org_project/414m5$Build-9788</meta:generator>
    <meta:document-statistic meta:table-count="1" meta:image-count="0" meta:object-count="0" meta:page-count="1" meta:paragraph-count="14" meta:word-count="53" meta:character-count="500"/>
  </office:meta>
</office:document-meta>
</file>